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table:table-column table:style-name="co4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5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8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8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8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8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8" office:value-type="string">
            <text:p>case_bvd_add_06</text:p>
          </table:table-cell>
          <table:table-cell table:style-name="ce8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8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8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8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se_bvd_add_27</text:p>
          </table:table-cell>
          <table:table-cell office:value-type="string">
            <text:p>If argument 'buildver' is not in the list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16T21:10:19</dc:date>
    <dc:creator>jessada </dc:creator>
    <meta:editing-duration>P2DT11H54M22S</meta:editing-duration>
    <meta:editing-cycles>34</meta:editing-cycles>
    <meta:document-statistic meta:table-count="6" meta:cell-count="209" meta:object-count="0"/>
  </office:meta>
</office:document-meta>
</file>